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fo:font-size="10pt" style:font-size-asian="10pt"/>
    </style:style>
    <style:style style:name="P2" style:family="paragraph" style:parent-style-name="Normal-Indented">
      <style:paragraph-properties fo:margin-top="0.0598in" fo:margin-bottom="0.0799in" loext:contextual-spacing="false" fo:line-height="115%"/>
      <style:text-properties fo:font-size="12pt" style:font-size-asian="12pt" style:font-size-complex="12pt"/>
    </style:style>
    <style:style style:name="P3" style:family="paragraph" style:parent-style-name="Normal-Indented">
      <style:paragraph-properties fo:margin-top="0.0598in" fo:margin-bottom="0.0799in" loext:contextual-spacing="false" fo:line-height="115%"/>
      <style:text-properties fo:font-size="12pt" fo:font-weight="bold" style:font-size-asian="12pt" style:font-weight-asian="bold" style:font-size-complex="12pt"/>
    </style:style>
    <style:style style:name="P4" style:family="paragraph" style:parent-style-name="Standard">
      <style:paragraph-properties fo:margin-top="0.0598in" fo:margin-bottom="0.0799in" loext:contextual-spacing="false" fo:line-height="115%"/>
      <style:text-properties fo:font-size="12pt" style:font-size-asian="12pt" style:font-size-complex="12pt"/>
    </style:style>
    <style:style style:name="P5" style:family="paragraph" style:parent-style-name="Standard">
      <style:paragraph-properties fo:margin-top="0.0598in" fo:margin-bottom="0.0799in" loext:contextual-spacing="false" fo:line-height="115%" style:punctuation-wrap="simple" style:vertical-align="auto"/>
      <style:text-properties fo:color="#17365d" style:font-name="Arial" fo:font-size="12pt" fo:letter-spacing="0.0035in" style:letter-kerning="true" style:font-size-asian="12pt" style:font-size-complex="12pt"/>
    </style:style>
    <style:style style:name="P6" style:family="paragraph" style:parent-style-name="Standard">
      <style:paragraph-properties fo:margin-top="0.0598in" fo:margin-bottom="0.0799in" loext:contextual-spacing="false" fo:line-height="115%"/>
      <style:text-properties fo:font-size="14pt" fo:font-weight="bold" style:font-size-asian="14pt" style:font-weight-asian="bold" style:font-size-complex="14pt"/>
    </style:style>
    <style:style style:name="P7" style:family="paragraph" style:parent-style-name="Standard">
      <style:paragraph-properties fo:margin-top="0.0598in" fo:margin-bottom="0.0799in" loext:contextual-spacing="false" fo:line-height="115%"/>
    </style:style>
    <style:style style:name="P8" style:family="paragraph" style:parent-style-name="Standard">
      <loext:graphic-properties draw:fill="none"/>
      <style:paragraph-properties fo:margin-left="0.5in" fo:margin-right="0in" fo:margin-top="0.0598in" fo:margin-bottom="0.0799in" loext:contextual-spacing="false" fo:line-height="115%" fo:text-align="start" style:justify-single-word="false" fo:orphans="2" fo:widows="2" fo:text-indent="-0.5in" style:auto-text-indent="false" fo:background-color="transparent" style:punctuation-wrap="hanging" style:vertical-align="baseline" style:writing-mode="lr-tb"/>
      <style:text-properties fo:font-size="12pt" style:font-size-asian="12pt" style:font-size-complex="12pt"/>
    </style:style>
    <style:style style:name="P9" style:family="paragraph" style:parent-style-name="Standard" style:master-page-name="">
      <loext:graphic-properties draw:fill="none"/>
      <style:paragraph-properties fo:margin-left="0.5in" fo:margin-right="0in" fo:margin-top="0.0598in" fo:margin-bottom="0.0799in" loext:contextual-spacing="false" fo:line-height="115%" fo:text-align="start" style:justify-single-word="false" fo:orphans="2" fo:widows="2" fo:text-indent="-0.5in" style:auto-text-indent="false" style:page-number="auto" fo:background-color="transparent" style:punctuation-wrap="hanging" style:vertical-align="baseline" style:writing-mode="lr-tb"/>
      <style:text-properties fo:font-size="12pt" style:font-size-asian="12pt" style:font-size-complex="12pt"/>
    </style:style>
    <style:style style:name="P10" style:family="paragraph" style:parent-style-name="Standard">
      <style:paragraph-properties fo:margin-top="0.0598in" fo:margin-bottom="0.1193in" loext:contextual-spacing="false" fo:line-height="100%" style:writing-mode="lr-tb"/>
      <style:text-properties fo:font-size="12pt" style:font-size-asian="12pt" style:font-size-complex="12pt"/>
    </style:style>
    <style:style style:name="P11" style:family="paragraph" style:parent-style-name="Title">
      <style:paragraph-properties fo:margin-top="0.0598in" fo:margin-bottom="0.0799in" loext:contextual-spacing="false" fo:line-height="115%" fo:break-before="page"/>
      <style:text-properties style:font-name="cambria"/>
    </style:style>
    <style:style style:name="P12" style:family="paragraph" style:parent-style-name="Title">
      <style:paragraph-properties fo:margin-top="0.0598in" fo:margin-bottom="0.0799in" loext:contextual-spacing="false" fo:line-height="115%" fo:break-before="page"/>
    </style:style>
    <style:style style:name="P13" style:family="paragraph" style:parent-style-name="Title" style:master-page-name="Standard">
      <style:paragraph-properties fo:margin-top="0.0598in" fo:margin-bottom="0.0799in" loext:contextual-spacing="false" fo:line-height="115%" style:page-number="auto"/>
      <style:text-properties style:font-name="cambria"/>
    </style:style>
    <style:style style:name="P14" style:family="paragraph" style:parent-style-name="Heading_20_1">
      <style:paragraph-properties fo:margin-top="0.0598in" fo:margin-bottom="0.0799in" loext:contextual-spacing="false" fo:line-height="115%"/>
      <style:text-properties fo:font-size="12pt" style:font-size-asian="12pt" style:font-size-complex="12pt"/>
    </style:style>
    <style:style style:name="P15" style:family="paragraph" style:parent-style-name="Heading_20_1">
      <style:paragraph-properties fo:margin-top="0.0598in" fo:margin-bottom="0.1193in" loext:contextual-spacing="false" fo:line-height="100%" style:writing-mode="lr-tb"/>
      <style:text-properties fo:font-size="12pt" style:font-size-asian="12pt" style:font-size-complex="12pt"/>
    </style:style>
    <style:style style:name="P16" style:family="paragraph" style:parent-style-name="List_20_Paragraph" style:list-style-name="WWNum16">
      <style:paragraph-properties fo:margin-top="0.0598in" fo:margin-bottom="0.0799in" loext:contextual-spacing="false" fo:line-height="115%"/>
      <style:text-properties fo:font-size="12pt" style:font-size-asian="12pt" style:font-size-complex="12pt"/>
    </style:style>
    <style:style style:name="T1" style:family="text">
      <style:text-properties fo:font-weight="bold" style:font-weight-asian="bold"/>
    </style:style>
    <style:style style:name="T2" style:family="text">
      <style:text-properties style:font-name="Arial" fo:font-size="11pt" style:font-size-asian="11pt" style:font-name-complex="Arial1" style:font-size-complex="11pt"/>
    </style:style>
    <style:style style:name="T3" style:family="text">
      <style:text-properties style:text-underline-style="solid" style:text-underline-width="auto" style:text-underline-color="font-color"/>
    </style:style>
    <style:style style:name="T4" style:family="text">
      <style:text-properties officeooo:rsid="00212494"/>
    </style:style>
    <style:style style:name="T5" style:family="text">
      <style:text-properties style:font-name="cambria"/>
    </style:style>
    <style:style style:name="T6" style:family="text">
      <style:text-properties style:font-name="cambria" officeooo:rsid="00230aa5"/>
    </style:style>
    <style:style style:name="T7" style:family="text">
      <style:text-properties officeooo:rsid="0023470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Session <text:span text:style-name="T4">11</text:span> - Inner Healing</text:p>
      <text:p text:style-name="P4">Inner healing is setting the blade a little bit deeper and plowing through the soil of your heart - digging up some old roots, some seeds that have been planted early in your childhood and finding wounds, vulnerable places, painful events, and the hidden lies of the enemy, that have caused you to feel bitter, discouraged and rejected. </text:p>
      <text:p text:style-name="P4">This inner healing session is very important in not only your deliverance but the healing of your soul. It’s in this session we begin to stir the pot if you will, to bring up what has fallen to the bottom of your heart and soul, causing it to rise to the surface, the forefront of your mind. </text:p>
      <text:p text:style-name="P4">When you believe a lie, you have behavior that follows. You act out in ways that are consistent with what you believe. You are going to ask the Holy Spirit to reveal and to expose the woundedness that affects your life. </text:p>
      <text:p text:style-name="P4">Jesus is our perfect example; he came to minister healing and is available to you today. He came to preach good news to the poor, bind up the broken hearted, set the captives free, to open the doors of the prison and to comfort those that mourn. </text:p>
      <text:p text:style-name="P9"><text:span text:style-name="T1">The Poor</text:span> – These are people that are poor in spirit. They are downcast. They are depressed. They complain. They are negative. There is no joy. They are pessimistic. They have great anxiety. No peace, bankrupt. Jesus came to set them free.</text:p>
      <text:p text:style-name="P8"><text:span text:style-name="T1">The broken hearted</text:span> – Those who have suffered great tragedy and are trapped in their sorrow. They live in the past longing for yesterday. They grieve over what they have lost through some catastrophic event.</text:p>
      <text:p text:style-name="P8"><text:span text:style-name="T1">The captive</text:span> – Those people that are in bondage to drugs, alcohol, pornography and any other addiction are captive to sin. They are ensnared by destructive habits and they cannot break free on their own. </text:p>
      <text:p text:style-name="P8"><text:span text:style-name="T1">The Prisoner</text:span> – Jesus said He wanted to open the door for the prisoners. I believe the prisoners are prisoners of their own thought and ideas. They are unable to change their way of thinking. They are ensnared by lies and deceptive thoughts. They believe wrong things about themselves, others and God.</text:p>
      <text:p text:style-name="P8"><text:span text:style-name="T1">The Mourners</text:span> – Are those who have lost loved ones. They grieve abnormally. They cannot be consoled or comforted. They may even blame God. They worry about everything and everybody.</text:p>
      <text:p text:style-name="P4">These are soul wounds. This Session is about finding, identifying and exposing soul wounds; bringing the wound to Jesus and asking Him to heal it. For example, rejection is a wound and we will talk about that. We also need to talk about the results of rejection, depression, anxiety and hostility. </text:p>
      <text:p text:style-name="P4"/>
      <text:p text:style-name="P11">Learning to Listen to God</text:p>
      <text:h text:style-name="P14" text:outline-level="1">In each of the following sections ask yourself these 3 questions:</text:h>
      <text:list xml:id="list3933728848" text:style-name="WWNum16">
        <text:list-item>
          <text:p text:style-name="P16">What do I think God is saying to me about this topic?</text:p>
        </text:list-item>
        <text:list-item>
          <text:p text:style-name="P16">What do I think God wants me to do?</text:p>
        </text:list-item>
        <text:list-item>
          <text:p text:style-name="P16">What “Action” do I think God wants me to take when I leave here? (write it down so you don’t forget)</text:p>
        </text:list-item>
      </text:list>
      <text:h text:style-name="P14" text:outline-level="1">Unforgiveness and Bitterness</text:h>
      <text:p text:style-name="P2">“Let us bring forth the person and/or event and begin to forgive them for that rejection. Release them from any personal judgment and begin to pray for blessing into their life.”</text:p>
      <text:p text:style-name="P3">Ask yourself the three questions</text:p>
      <text:p text:style-name="P2"><text:span text:style-name="T1">Prayer:</text:span> Abba father, today i accept your forgiveness for my life. I pray that you will forgive me for any and all the bitterness that i possess in my life. Through the example of the cross i forgive and release <text:span text:style-name="T3">this person</text:span> from that and renounce that bitterness and unforgiveness that has been in my life. In light of all that you have forgiven me, I choose to forgive. Help me to forgive completely. <text:s/>I ask for total healing in my life so that I may experience abundant life.</text:p>
      <text:h text:style-name="P14" text:outline-level="1">Rejection</text:h>
      <text:p text:style-name="P2">Prenatal, Childhood, Adolescence, Adulthood, Work place, Socially</text:p>
      <text:p text:style-name="P2">“Let us go over this list and write down those who have hurt you and then consider the rejection Jesus took upon Himself that He might lead you into liberation from these hurts. Then forgive that person here and now and in person if possible.”</text:p>
      <text:p text:style-name="P3">Ask yourself the three questions</text:p>
      <text:p text:style-name="P2"><text:span text:style-name="T1">Prayer:</text:span> Jesus you were the greatest example of someone who has been rejected. You were not only rejected by the world, but also by me. I now renounce this rejection and forgive <text:span text:style-name="T3">this person or</text:span> <text:span text:style-name="T3">persons</text:span> that have rejected me. I also pray that you will provide complete liberty in my life from the effects of this rejection so that i may experience abundant life.</text:p>
      <text:h text:style-name="P14" text:outline-level="1">Abuse</text:h>
      <text:p text:style-name="P2">Verbal, Physical, Emotional, Sexual abuse</text:p>
      <text:p text:style-name="P2">In any of the three stages (Childhood, Adolescence, Adulthood)</text:p>
      <text:p text:style-name="P2">“Let us deal with the areas of abuse that may have occurred in our lives and forgive those who hurt us or we have hurt. Let us renounce this area of bondage in our lives.”</text:p>
      <text:p text:style-name="P3"><text:soft-page-break/>Ask yourself the three questions</text:p>
      <text:p text:style-name="P2"><text:span text:style-name="T1">Prayer:</text:span> Abba father, in this area I have been abused and treated with no respect. It undoubtedly is having an effect on my close relationships. I must receive your healing in my life tonight. I now forgive and release this person or persons from the act and/or acts that have been committed against me. I renounce my sinful responses to the abuse and toward the abuse: defensiveness, hatred, bitterness, passivity, victim mentality and the abuse of other’s. Please heal me from the affects of the abuse and the woundedness it has left behind. Now allow me to experience your liberty and abundant life.</text:p>
      <text:h text:style-name="P14" text:outline-level="1">Anger, Rage, Violence and Resentment</text:h>
      <text:p text:style-name="P2">Resentment can lead to violent behavior.</text:p>
      <text:p text:style-name="P2">“Let’s look at our emotions and renounce the things from our past that we have continued to hang on to, that cause us to erupt in an uncontrolled or violent way.”</text:p>
      <text:p text:style-name="P3">Ask yourself the three questions</text:p>
      <text:p text:style-name="P2"><text:span text:style-name="T1">Prayer:</text:span> Abba father, I need your power to overcome the anger, rage and violence that I experience in my life. In my anger help me not to sin but help me to use that anger to motivate me to find healing for my hurts and fears. I renounce the resentment that I have toward <text:span text:style-name="T3">this person or event</text:span> and forgive <text:span text:style-name="T3">this person or event</text:span>. I ask that you would give me liberty from being controlled by these emotions and help me to experience abundant life in this area.</text:p>
      <text:h text:style-name="P14" text:outline-level="1">Jealousy and Envy</text:h>
      <text:p text:style-name="P2">“Now I want us to search into our hearts to see if there is anyone or anything over which we are jealous or envious and then renounce that behavior and ask God to set you free from its bondage.”</text:p>
      <text:p text:style-name="P3">Ask yourself the three questions</text:p>
      <text:p text:style-name="P2"><text:span text:style-name="T1">Prayer:</text:span> Abba father, you have blessed my life and met all of my needs. I know that it is sin to be jealous and envious of others, so I ask for forgiveness from you for this sin. I also renounce the hold of jealousy and envy in my life. Give me liberty from the consequences of this sin, so that I may experience abundant life.</text:p>
      <text:h text:style-name="P14" text:outline-level="1">Fornication, Adultery, Incest, Sodomy, Bestiality, Homosexuality, Masturbation</text:h>
      <text:p text:style-name="P2">“Let us now deal with the breaking of soul ties to past or present wrongful relationships and ask God to cleanse our memories and so that we can receive healing and deliverance in our minds and physical bodies.”</text:p>
      <text:p text:style-name="P3">Ask yourself the three questions</text:p>
      <text:p text:style-name="P2"><text:span text:style-name="T1">Prayer:</text:span> Abba father, it is in this that I repent. I desire to be restored to wholeness and health in my relationship with others and with you. I renounce and break the soul ties that have been made with<text:span text:style-name="T3"> this person or persons</text:span> and ask for your forgiveness in this area. I submit my will to follow and to walk in liberty and <text:soft-page-break/>freedom in this area of my life. Now bless my relationship with you and with others.</text:p>
      <text:h text:style-name="P14" text:outline-level="1">Gossip, Evil Reports, Lying, Slander, Character Assaults</text:h>
      <text:p text:style-name="P2">“Let us confess that we do not control our tongues properly and confess to God that we are going to bring it under our and His control.”</text:p>
      <text:p text:style-name="P3">Ask yourself the three questions</text:p>
      <text:p text:style-name="P2"><text:span text:style-name="T1">Prayer:</text:span> Abba father, I struggle with controlling my tongue. I now take authority over this dangerous weapon. May you give me wisdom and liberty in this use of my tongue. Please forgive me for the damage and pain that I have caused you, as well as others. I commit now to ask for forgiveness from <text:span text:style-name="T3">this person</text:span> whom I have hurt by my tongue.</text:p>
      <text:h text:style-name="P14" text:outline-level="1">Personal Sins</text:h>
      <text:p text:style-name="P2">Pride, Idolatry, Rebellion, Addictive bondages and Materialism</text:p>
      <text:p text:style-name="P2">“Let us now renounce our love of this world and the things that are in it. For they only last for but a moment and then pass away, but His kingdom is for an eternity. Choose this day which you will serve – God or mammon. Make a choice and covenant with God your intentions.”</text:p>
      <text:p text:style-name="P3">Ask yourself the three questions</text:p>
      <text:p text:style-name="P2"><text:span text:style-name="T1">Prayer:</text:span> Abba father, I know that i am a sinner and I am thankful for your grace. I ask that you will forgive me of the sins of pride, idolatry, rebellion, addictive bondages and materialism. I have put them before you and I am sorry. I renounce the hold that they have over my life and I ask for you to give me freedom in these areas. I submit my will and passion to be conformed to your example so that I may experience abundant life.</text:p>
      <text:p text:style-name="P4"/>
      <text:p text:style-name="P4"/>
      <text:p text:style-name="P4"/>
      <text:p text:style-name="P5"/>
      <text:p text:style-name="P12"><text:span text:style-name="T5">S</text:span><text:span text:style-name="T6">piritual</text:span><text:span text:style-name="T5"> L</text:span><text:span text:style-name="T6">istening</text:span> <text:span text:style-name="T2">By John Paul Jackson</text:span></text:p>
      <text:p text:style-name="P10">True listening is one of the most healing of human acts. It is also one of the easiest to accomplish. Listening helps individuals become what they were created to be, because it restores value and excites hope within them for their future. It repairs relationships by cementing our connections with one another. Listening enhances and enriches our connection to God.</text:p>
      <text:p text:style-name="P10">One of the clearest signs of genuine spirituality is the act of spiritual listening, which is quite distinctive from listening itself. When we listen to another person in a non-spiritual manner, we continually think about how we feel concerning what they are saying. We often fall into competitive listening, thinking about our next statement and looking for a place to insert our story into the conversation. We struggle to suspend our own preoccupation with our lives. Thus, we often listen for our own benefit – not someone else’s.</text:p>
      <text:h text:style-name="P15" text:outline-level="1">“O<text:span text:style-name="T7">ne </text:span>A<text:span text:style-name="T7">nothering”</text:span></text:h>
      <text:p text:style-name="P10">Spiritual listening, however, requires reflection, contemplation and mindfulness. We learn to slow down our mind, focus and listen for the benefit of the person telling their story. We ask questions from a vantage point of being interested in the person’s well-being and genuinely curious about their experience.</text:p>
      <text:p text:style-name="P10">Spiritual listening requires that we prefer the other person telling our own story. Spiritual listening is grounded in lovingly wanting to truly understand where a person has been. It necessitates valuing that individual more than we value ourselves. Spiritual listening is an essential element of what the Bible refers to as “one anothering.”</text:p>
      <text:p text:style-name="P10">We know from Scripture – as well as science – that nothing in the universe exists as an isolated or independent entity. Everything takes shape from and through relationships. In the web of life, everything is interconnected. Consequently, our conversation with another individual has two purposes.</text:p>
      <text:p text:style-name="P10">First, we listen so we can assist another in reaching his or her personal destiny.</text:p>
      <text:p text:style-name="P10">Second, we listen so that both can be changed by the encounter. It leads to transformation. Thus, spiritual listening insures that the deepest impact for both can take place. DISSOLVING THE DISTANCE BETWEEN INDIVIDUALS AND GOD.</text:p>
      <text:p text:style-name="P10">The greatest attribute about spiritual listening is that it demonstrates to another person how God listens to him or her. In such encounters, the distance between that individual and God begins to dissolve.</text:p>
      <text:p text:style-name="P10">Many of us, caught in the busyness of life, neglect the time to truly listen to one another and to God. If we decide to make a conscious effort of becoming a spiritual listener, we will allow God’s Spirit to blossom and grow within us, leading to personal transformation.</text:p>
      <text:p text:style-name="P10">Someone you will meet today is waiting to be touched by God’s Spirit flowing through you, as you listen to him or her. Perhaps this is part of God’s divine nature (2 Peter 1:4); and we become partakers of His nature when we care enough to truly listen.</text:p>
      <text:p text:style-name="P11">Challenge Question</text:p>
      <text:p text:style-name="P6">What are the lies that I have believed that have kept me from a closer relationship with Jesu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Arial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US" style:letter-kerning="true" style:font-name-asian="Arial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00%" fo:text-align="start" style:justify-single-word="false" fo:orphans="2" fo:widows="2" style:punctuation-wrap="hanging" style:vertical-align="baseline" style:writing-mode="lr-tb"/>
      <style:text-properties style:font-name="Arial" fo:font-family="Arial" style:font-family-generic="roman" style:font-pitch="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2pt" style:font-size-asian="12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in" fo:margin-bottom="0.0555in" loext:contextual-spacing="false" fo:keep-with-next="always"/>
      <style:text-properties fo:font-size="12pt" fo:font-weight="bold" style:font-size-asian="12pt" style:font-weight-asian="bold" style:font-name-complex="Arial1" style:font-family-complex="Arial"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139in" fo:margin-bottom="0.0835in" loext:contextual-spacing="false" fo:keep-together="always" fo:keep-with-next="always"/>
      <style:text-properties fo:color="#4f81bd"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0835in" loext:contextual-spacing="false" fo:keep-together="always" fo:keep-with-next="always"/>
      <style:text-properties fo:color="#4f81bd" style:font-name="Arial" fo:font-family="Arial" style:font-family-generic="roman" style:font-pitch="variable" fo:font-size="10pt" fo:font-weight="bold" style:font-name-asian="Arial1" style:font-family-asian="Arial" style:font-family-generic-asian="system" style:font-pitch-asian="variable" style:font-size-asian="10pt"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0835in" loext:contextual-spacing="false" fo:keep-together="always" fo:keep-with-next="always"/>
      <style:text-properties fo:color="#4f81bd" style:font-name="Arial" fo:font-family="Arial" style:font-family-generic="roman" style:font-pitch="variable" fo:font-size="10pt" fo:font-style="italic" fo:font-weight="bold" style:font-name-asian="Arial1" style:font-family-asian="Arial" style:font-family-generic-asian="system" style:font-pitch-asian="variable" style:font-size-asian="10pt" style:font-style-asian="italic" style:font-weight-asian="bold" style:font-name-complex="DejaVu Sans" style:font-family-complex="'DejaVu Sans'" style:font-family-generic-complex="system" style:font-pitch-complex="variable" style:font-style-complex="italic" style:font-weight-complex="bold"/>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Title" style:family="paragraph" style:parent-style-name="Standard" style:next-style-name="Standard" style:default-outline-level="" style:class="chapter">
      <style:paragraph-properties fo:margin-top="0in" fo:margin-bottom="0.2083in" loext:contextual-spacing="true" fo:padding-left="0in" fo:padding-right="0in" fo:padding-top="0in" fo:padding-bottom="0.0555in" fo:border-left="none" fo:border-right="none" fo:border-top="none" fo:border-bottom="0.99pt solid #4f81bd"/>
      <style:text-properties fo:color="#17365d" style:font-name="Arial" fo:font-family="Arial" style:font-family-generic="roman" style:font-pitch="variable" fo:font-size="26pt" fo:letter-spacing="0.0035in" style:letter-kerning="true" style:font-name-asian="Arial1" style:font-family-asian="Arial" style:font-family-generic-asian="system" style:font-pitch-asian="variable" style:font-size-asian="26pt" style:font-name-complex="DejaVu Sans" style:font-family-complex="'DejaVu Sans'" style:font-family-generic-complex="system" style:font-pitch-complex="variable" style:font-size-complex="26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punctuation-wrap="hanging" style:vertical-align="baseline" style:writing-mode="lr-tb"/>
      <style:text-properties style:font-name="Arial" fo:font-family="Arial"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font-size-complex="10pt"/>
    </style:style>
    <style:style style:name="Section_20_Page_20_Divider" style:display-name="Section Page Divider" style:family="paragraph" style:parent-style-name="Heading_20_1" style:auto-update="true" style:default-outline-level="">
      <style:paragraph-properties style:punctuation-wrap="simple" style:vertical-align="auto"/>
      <style:text-properties fo:color="#17365d" fo:font-size="36pt" fo:font-weight="normal" style:font-name-asian="Times New Roman" style:font-family-asian="'Times New Roman'" style:font-family-generic-asian="system" style:font-pitch-asian="variable" style:font-size-asian="36pt" style:font-weight-asian="normal" style:font-size-complex="26pt"/>
    </style:style>
    <style:style style:name="Normal-Indented" style:family="paragraph" style:parent-style-name="Standard" style:default-outline-level="">
      <style:paragraph-properties fo:margin-left="0.5in" fo:margin-right="0in" fo:text-indent="0in" style:auto-text-indent="false"/>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0pt"/>
    </style:style>
    <style:style style:name="Heading_20_2_20_Char" style:display-name="Heading 2 Char" style:family="text" style:parent-style-name="Default_20_Paragraph_20_Font">
      <style:text-properties fo:color="#4f81bd"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Arial" fo:font-family="Arial" style:font-family-generic="roman" style:font-pitch="variable" fo:font-size="10pt" fo:font-weight="bold" style:font-name-asian="Arial1" style:font-family-asian="Arial" style:font-family-generic-asian="system" style:font-pitch-asian="variable" style:font-size-asian="10pt" style:font-weight-asian="bold" style:font-name-complex="DejaVu Sans" style:font-family-complex="'DejaVu Sans'" style:font-family-generic-complex="system" style:font-pitch-complex="variable" style:font-size-complex="10pt" style:font-weight-complex="bold"/>
    </style:style>
    <style:style style:name="Heading_20_4_20_Char" style:display-name="Heading 4 Char" style:family="text" style:parent-style-name="Default_20_Paragraph_20_Font">
      <style:text-properties fo:color="#4f81bd" style:font-name="Arial" fo:font-family="Arial" style:font-family-generic="roman" style:font-pitch="variable" fo:font-size="10pt" fo:font-style="italic" fo:font-weight="bold" style:font-name-asian="Arial1" style:font-family-asian="Arial"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Title_20_Char" style:display-name="Title Char" style:family="text" style:parent-style-name="Default_20_Paragraph_20_Font">
      <style:text-properties fo:color="#17365d" style:font-name="Arial" fo:font-family="Arial" style:font-family-generic="roman" style:font-pitch="variable" fo:font-size="26pt" fo:letter-spacing="0.0035in" style:letter-kerning="true" style:font-name-asian="Arial1" style:font-family-asian="Arial" style:font-family-generic-asian="system" style:font-pitch-asian="variable" style:font-size-asian="26pt" style:font-name-complex="DejaVu Sans" style:font-family-complex="'DejaVu Sans'" style:font-family-generic-complex="system" style:font-pitch-complex="variable" style:font-size-complex="26pt"/>
    </style:style>
    <style:style style:name="Header_20_Char" style:display-name="Header Char" style:family="text" style:parent-style-name="Default_20_Paragraph_20_Font">
      <style:text-properties style:font-name="Arial" fo:font-family="Arial" style:font-family-generic="roman" style:font-pitch="variable" style:font-size-complex="10pt"/>
    </style:style>
    <style:style style:name="Footer_20_Char" style:display-name="Footer Char" style:family="text" style:parent-style-name="Default_20_Paragraph_20_Font">
      <style:text-properties style:font-name="Arial" fo:font-family="Arial" style:font-family-generic="roman" style:font-pitch="variable" style:font-size-complex="10pt"/>
    </style:style>
    <style:style style:name="Normal-Indented_20_Char" style:display-name="Normal-Indented Char" style:family="text" style:parent-style-name="Default_20_Paragraph_20_Font">
      <style:text-properties style:font-name="Arial" fo:font-family="Arial" style:font-family-generic="roman" style:font-pitch="variable" style:font-size-complex="10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209in" fo:text-indent="-0.2709in" fo:margin-left="0.5209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2in" fo:text-indent="-0.25in" fo:margin-left="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3.5in" fo:text-indent="-0.25in" fo:margin-left="3.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5in" fo:text-indent="-0.25in" fo:margin-left="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5in" fo:text-indent="-0.25in" fo:margin-left="5.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209in" fo:text-indent="-0.2709in" fo:margin-left="0.5209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209in" fo:text-indent="-0.2709in" fo:margin-left="0.5209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23"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24"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27"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31"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3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4"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style:font-size-asian="10pt"/>
    </style:style>
    <style:page-layout style:name="Mpm1" style:page-usage="mirrored">
      <style:page-layout-properties fo:page-width="8.5in" fo:page-height="11in" style:num-format="1" style:print-orientation="portrait" fo:margin-top="0.5in" fo:margin-bottom="0.5in" fo:margin-left="1in" fo:margin-right="1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402in" fo:margin-left="0in" fo:margin-right="0in" fo:margin-top="0in" fo:background-color="transparent" style:dynamic-spacing="true" draw:fill="non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footer>
        <text:p text:style-name="MP1"><text:page-number text:select-page="current">6</text:page-number></text:p>
        <text:p text:style-name="Standard"/>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OALS AND OBJECTIVES FOR SESSION ONE</dc:title>
    <meta:initial-creator>Dawn Louise Jones</meta:initial-creator>
    <meta:editing-cycles>18</meta:editing-cycles>
    <meta:print-date>2007-07-25T18:35:00</meta:print-date>
    <meta:creation-date>2014-04-22T19:35:00</meta:creation-date>
    <dc:date>2017-09-15T14:04:15.169447732</dc:date>
    <meta:editing-duration>PT1H7M2S</meta:editing-duration>
    <meta:generator>LibreOffice/5.3.1.2$Linux_X86_64 LibreOffice_project/30m0$Build-2</meta:generator>
    <meta:document-statistic meta:table-count="0" meta:image-count="0" meta:object-count="0" meta:page-count="6" meta:paragraph-count="68" meta:word-count="2052" meta:character-count="11625" meta:non-whitespace-character-count="9628"/>
    <meta:user-defined meta:name="AppVersion">12.0000</meta:user-defined>
    <meta:user-defined meta:name="Company">Grand Rapids Firs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616663283</meta:user-defined>
    <meta:user-defined meta:name="_AuthorEmail" meta:value-type="string">BarbW@grfirst.org</meta:user-defined>
    <meta:user-defined meta:name="_AuthorEmailDisplayName" meta:value-type="string">Barb Winski</meta:user-defined>
    <meta:user-defined meta:name="_EmailSubject" meta:value-type="string">Leaders Manual - Session 4</meta:user-defined>
    <meta:user-defined meta:name="_PreviousAdHocReviewCycleID" meta:value-type="float">1537241615</meta:user-defined>
    <meta:user-defined meta:name="_ReviewingToolsShownOnce" meta:value-type="string"/>
    <meta:template xlink:type="simple" xlink:actuate="onRequest" xlink:title="Normal.dotm" xlink:href=""/>
  </office:meta>
</office:document-meta>
</file>